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8pt" fo:font-weight="bold" officeooo:rsid="001f8234" officeooo:paragraph-rsid="001f823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officeooo:rsid="001f8234" officeooo:paragraph-rsid="001f8234" style:font-size-asian="12.25pt" style:font-size-complex="14pt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font-size="13pt" fo:font-weight="normal" officeooo:rsid="001f915c" officeooo:paragraph-rsid="001f915c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size="13pt" fo:font-weight="normal" officeooo:rsid="00217dc3" officeooo:paragraph-rsid="00217dc3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officeooo:paragraph-rsid="001f915c"/>
    </style:style>
    <style:style style:name="T1" style:family="text">
      <style:text-properties officeooo:rsid="00217dc3"/>
    </style:style>
    <style:style style:name="T2" style:family="text">
      <style:text-properties fo:font-size="13pt" fo:font-weight="normal" officeooo:rsid="001f915c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217dc3" style:font-size-asian="11.3500003814697pt" style:font-weight-asian="normal" style:font-size-complex="13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Funcionais</text:p>
      <text:p text:style-name="P2"/>
      <text:list xml:id="list2710956035034086724" text:style-name="L1">
        <text:list-item>
          <text:p text:style-name="P5"><text:span text:style-name="T2">RF001 – Permitir </text:span><text:span text:style-name="T3">c</text:span><text:span text:style-name="T2">adastro do </text:span><text:span text:style-name="T3">c</text:span><text:span text:style-name="T2">liente.</text:span></text:p>
        </text:list-item>
        <text:list-item>
          <text:p text:style-name="P5"><text:span text:style-name="T2">RF002 – Permitir </text:span><text:span text:style-name="T3">l</text:span><text:span text:style-name="T2">ogin do </text:span><text:span text:style-name="T3">c</text:span><text:span text:style-name="T2">liente.</text:span></text:p>
        </text:list-item>
        <text:list-item>
          <text:p text:style-name="P5"><text:span text:style-name="T2">RF003 – Realizar </text:span><text:span text:style-name="T3">c</text:span><text:span text:style-name="T2">ompra do </text:span><text:span text:style-name="T3">c</text:span><text:span text:style-name="T2">liente.</text:span></text:p>
        </text:list-item>
        <text:list-item>
          <text:p text:style-name="P3">RF004 – Realizar o <text:span text:style-name="T1">p</text:span>edido de <text:span text:style-name="T1">n</text:span>ovos <text:span text:style-name="T1">p</text:span>rodutos no <text:span text:style-name="T1">m</text:span>omento em que o <text:span text:style-name="T1">p</text:span>roduto <text:span text:style-name="T1">a</text:span>tingir a <text:span text:style-name="T1">q</text:span>uantidade <text:span text:style-name="T1">m</text:span>ínima no <text:span text:style-name="T1">e</text:span>stoque.</text:p>
        </text:list-item>
        <text:list-item>
          <text:p text:style-name="P4">RF005 – Gravar o histórico de compras do cliente.</text:p>
        </text:list-item>
        <text:list-item>
          <text:p text:style-name="P4">RF006 – Permitir ao cliente consultar seu histórico de compras.</text:p>
        </text:list-item>
        <text:list-item>
          <text:p text:style-name="P4">RF007 – Categorizar clientes de acordo com seu histórico de compr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0:07:28.549447219</meta:creation-date>
    <dc:date>2019-05-09T20:46:50.426674464</dc:date>
    <meta:editing-duration>PT8M41S</meta:editing-duration>
    <meta:editing-cycles>1</meta:editing-cycles>
    <meta:document-statistic meta:table-count="0" meta:image-count="0" meta:object-count="0" meta:page-count="1" meta:paragraph-count="8" meta:word-count="70" meta:character-count="425" meta:non-whitespace-character-count="363"/>
    <meta:generator>LibreOffice/5.1.6.2$Linux_X86_64 LibreOffice_project/10m0$Build-2</meta:generator>
  </office:meta>
</office:document-meta>
</file>